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hadow="none"/>
    </style:style>
    <style:style style:name="Tabell1.A" style:family="table-column">
      <style:table-column-properties style:column-width="17cm" style:rel-column-width="65535*"/>
    </style:style>
    <style:style style:name="Tabell1.1" style:family="table-row">
      <style:table-row-properties style:min-row-height="2.708cm"/>
    </style:style>
    <style:style style:name="Tabell1.A1" style:family="table-cell">
      <style:table-cell-properties fo:background-color="#333333" fo:padding="0.097cm" fo:border="1pt solid #000000">
        <style:background-image/>
      </style:table-cell-properties>
    </style:style>
    <style:style style:name="Tabell2" style:family="table">
      <style:table-properties style:width="17cm" table:align="margins" style:shadow="none"/>
    </style:style>
    <style:style style:name="Tabell2.A" style:family="table-column">
      <style:table-column-properties style:column-width="17cm" style:rel-column-width="65535*"/>
    </style:style>
    <style:style style:name="Tabell2.A1" style:family="table-cell">
      <style:table-cell-properties fo:background-color="#333333" fo:padding="0.097cm" fo:border="1pt solid #000000">
        <style:background-image/>
      </style:table-cell-properties>
    </style:style>
    <style:style style:name="P1" style:family="paragraph" style:parent-style-name="Text_20_body">
      <style:text-properties officeooo:rsid="001a6351" officeooo:paragraph-rsid="001a6351"/>
    </style:style>
    <style:style style:name="P2" style:family="paragraph" style:parent-style-name="Text_20_body">
      <style:text-properties officeooo:rsid="001a6351" officeooo:paragraph-rsid="001c14d6"/>
    </style:style>
    <style:style style:name="P3" style:family="paragraph" style:parent-style-name="Table_20_Contents">
      <style:text-properties style:font-name="Open Sans" fo:font-size="10pt" officeooo:rsid="001c14d6" officeooo:paragraph-rsid="001c53ca" style:font-size-asian="10pt" style:font-size-complex="10pt"/>
    </style:style>
    <style:style style:name="P4" style:family="paragraph" style:parent-style-name="Table_20_Contents">
      <style:text-properties style:font-name="Open Sans" fo:font-size="10pt" officeooo:rsid="001c53ca" officeooo:paragraph-rsid="001c53ca" style:font-size-asian="10pt" style:font-size-complex="10pt"/>
    </style:style>
    <style:style style:name="P5" style:family="paragraph" style:parent-style-name="Table_20_Contents">
      <style:text-properties style:font-name="Open Sans" fo:font-size="10pt" officeooo:rsid="001dd76f" officeooo:paragraph-rsid="001dd76f" style:font-size-asian="10pt" style:font-size-complex="10pt"/>
    </style:style>
    <style:style style:name="P6" style:family="paragraph" style:parent-style-name="Table_20_Contents">
      <style:text-properties style:font-name="Open Sans" fo:font-size="10pt" officeooo:rsid="001fbd76" officeooo:paragraph-rsid="001fbd76" style:font-size-asian="10pt" style:font-size-complex="10pt"/>
    </style:style>
    <style:style style:name="P7" style:family="paragraph" style:parent-style-name="Table_20_Contents">
      <style:text-properties style:font-name="Open Sans" fo:font-size="10pt" officeooo:rsid="00211cee" officeooo:paragraph-rsid="00211cee" style:font-size-asian="10pt" style:font-size-complex="10pt"/>
    </style:style>
    <style:style style:name="P8" style:family="paragraph" style:parent-style-name="Table_20_Contents">
      <style:text-properties fo:color="#cccccc" style:font-name="Open Sans" fo:font-size="10pt" officeooo:rsid="001c14d6" officeooo:paragraph-rsid="001c53ca" style:font-size-asian="10pt" style:font-size-complex="10pt"/>
    </style:style>
    <style:style style:name="P9" style:family="paragraph" style:parent-style-name="Title">
      <style:text-properties officeooo:rsid="001a6351" officeooo:paragraph-rsid="001a6351"/>
    </style:style>
    <style:style style:name="P10" style:family="paragraph" style:parent-style-name="Heading_20_3">
      <style:text-properties officeooo:paragraph-rsid="001c53ca"/>
    </style:style>
    <style:style style:name="P11" style:family="paragraph" style:parent-style-name="Standard">
      <style:text-properties officeooo:paragraph-rsid="001c14d6"/>
    </style:style>
    <style:style style:name="P12" style:family="paragraph" style:parent-style-name="Standard">
      <style:text-properties officeooo:rsid="00211cee" officeooo:paragraph-rsid="00211ce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officeooo:rsid="001c14d6"/>
    </style:style>
    <style:style style:name="T4" style:family="text">
      <style:text-properties fo:color="#0066ff"/>
    </style:style>
    <style:style style:name="T5" style:family="text">
      <style:text-properties fo:color="#aecf00"/>
    </style:style>
    <style:style style:name="T6" style:family="text">
      <style:text-properties fo:color="#aecf00" officeooo:rsid="001fbd76"/>
    </style:style>
    <style:style style:name="T7" style:family="text">
      <style:text-properties fo:color="#ff6666"/>
    </style:style>
    <style:style style:name="T8" style:family="text">
      <style:text-properties officeooo:rsid="00211cee"/>
    </style:style>
    <style:style style:name="T9" style:family="text">
      <style:text-properties fo:color="#ff00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Fil information</text:p>
      <text:p text:style-name="P1">För att läsa en fil i C behöver du oftast ta reda på filens storlek innan du börjar läsa så du vet storleken på din buffert. Detta kan göras på många sätt och om du vill använda rå C kod kan man använda sättet jag valde vilket använder sig av <text:span text:style-name="T1">fseek, ftell </text:span><text:span text:style-name="T2">och </text:span><text:span text:style-name="T1">rewind </text:span><text:span text:style-name="T2">för att få tag på storleken(Läs bilaga 1). Detta är dock begränsat och ger bara storleken. För samma sak men OS-baserade funktioner kan du även i Windows använda till exempel </text:span><text:span text:style-name="T1">GetFileSize</text:span><text:span text:style-name="T2"> eller </text:span><text:span text:style-name="T1">GetFileSizeEx. </text:span><text:span text:style-name="T2">Dessa är dock begränsade till platformen Windows och vill du då ta reda på samma sak fast på ett Unix baserat system kommer det inte att funka, då använder du istället funktionen </text:span><text:span text:style-name="T1">stat</text:span><text:span text:style-name="T2">.</text:span></text:p>
      <text:p text:style-name="P1"><text:span text:style-name="T2"/></text:p>
      <text:h text:style-name="Heading_20_3" text:outline-level="3">Exempel <text:span text:style-name="T3">Windows allokera minne för fil till sträng</text:span>:</text:h>
      <text:p text:style-name="P2"><text:span text:style-name="T2"/></text:p>
      <table:table table:name="Tabell1" table:style-name="Tabell1">
        <table:table-column table:style-name="Tabell1.A"/>
        <table:table-row table:style-name="Tabell1.1">
          <table:table-cell table:style-name="Tabell1.A1" office:value-type="string">
            <text:p text:style-name="P5"><text:span text:style-name="T6">HANDLE</text:span> hFile = CreateFile(<text:span text:style-name="T7">”Path/To/File”</text:span>, </text:p>
            <text:p text:style-name="P5"><text:s text:c="47"/><text:span text:style-name="T9">GENERIC_READ</text:span>, </text:p>
            <text:p text:style-name="P5"><text:s text:c="47"/><text:span text:style-name="T9">FILE_SHARE_READ</text:span>, </text:p>
            <text:p text:style-name="P5"><text:s text:c="47"/><text:span text:style-name="T9">NULL</text:span>, </text:p>
            <text:p text:style-name="P5"><text:s text:c="47"/><text:span text:style-name="T9">OPEN_EXISTING</text:span>,</text:p>
            <text:p text:style-name="P5"><text:s text:c="47"/><text:span text:style-name="T9">FILE_ATTRIBUTE_NORMAL</text:span>,</text:p>
            <text:p text:style-name="P5"><text:s text:c="47"/><text:span text:style-name="T9">NULL</text:span>);</text:p>
            <text:p text:style-name="P7"><text:span text:style-name="T5">LARGE_INTEGER</text:span> size;</text:p>
            <text:p text:style-name="P5"/>
            <text:p text:style-name="P6"><text:span text:style-name="T4">if</text:span>(hFile != <text:span text:style-name="T9">INVALID_HANDLE_VALUE</text:span><text:span text:style-name="T8">)</text:span></text:p>
            <text:p text:style-name="P7">{</text:p>
            <text:p text:style-name="P7"><text:s text:c="4"/><text:span text:style-name="T5">BOOL</text:span> bSuccess = GetFileSizeEx(hFile, &amp;size);</text:p>
            <text:p text:style-name="P7">}</text:p>
            <text:p text:style-name="P7"/>
            <text:p text:style-name="P7"><text:span text:style-name="T4">char</text:span>* file = malloc(<text:span text:style-name="T4">sizeof</text:span>(<text:span text:style-name="T4">char</text:span>) * size + 1));</text:p>
            <text:p text:style-name="P7">file[size + 1] = ’\0’;</text:p>
          </table:table-cell>
        </table:table-row>
      </table:table>
      <text:p text:style-name="P11"/>
      <text:h text:style-name="P10" text:outline-level="3">Exempel <text:span text:style-name="T3">Unix allokera minne för fil till sträng</text:span>:</text:h>
      <text:p text:style-name="P11"/>
      <table:table table:name="Tabell2" table:style-name="Tabell2">
        <table:table-column table:style-name="Tabell2.A"/>
        <table:table-row>
          <table:table-cell table:style-name="Tabell2.A1" office:value-type="string">
            <text:p text:style-name="P8">#include &lt;sys/stat.h&gt;</text:p>
            <text:p text:style-name="P3"/>
            <text:p text:style-name="P3"><text:span text:style-name="T4">struct</text:span> <text:span text:style-name="T5">stat</text:span> st;</text:p>
            <text:p text:style-name="P3">stat(<text:span text:style-name="T7">”Path/To/File”</text:span>, &amp;st);</text:p>
            <text:p text:style-name="P3"/>
            <text:p text:style-name="P4"><text:span text:style-name="T4">char</text:span>* file = malloc(<text:span text:style-name="T4">sizeof</text:span>(<text:span text:style-name="T4">char</text:span>) * st.st_size + 1);</text:p>
            <text:p text:style-name="P4">file[st.st_size + 1] = ’\0’;</text:p>
          </table:table-cell>
        </table:table-row>
      </table:table>
      <text:p text:style-name="P11"/>
      <text:p text:style-name="P12">Utöver dessa finns det ju såklart saker man måste göra för att säkerställa att man inte får overflow och liknande dock så ser vi ju att det är rätt krångligt alltså föredrar jag sättet jag beskriver i bilaga 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6T18:36:10.684000000</meta:creation-date>
    <dc:date>2017-12-16T18:57:39.185000000</dc:date>
    <meta:editing-duration>PT21M26S</meta:editing-duration>
    <meta:editing-cycles>6</meta:editing-cycles>
    <meta:generator>LibreOffice/5.2.4.2$Windows_x86 LibreOffice_project/3d5603e1122f0f102b62521720ab13a38a4e0eb0</meta:generator>
    <meta:document-statistic meta:table-count="2" meta:image-count="0" meta:object-count="0" meta:page-count="1" meta:paragraph-count="24" meta:word-count="232" meta:character-count="1697" meta:non-whitespace-character-count="1199"/>
  </office:meta>
</office:document-meta>
</file>